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0.744cm"/>
    </style:style>
    <style:style style:name="co5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0.7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" table:number-columns-repeated="3" table:default-cell-style-name="Default"/>
        <table:table-column table:style-name="co6" table:number-columns-repeated="11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nC</text:p>
          </table:table-cell>
          <table:table-cell office:value-type="string">
            <text:p>e</text:p>
          </table:table-cell>
          <table:table-cell office:value-type="string">
            <text:p>ov</text:p>
          </table:table-cell>
          <table:table-cell office:value-type="string">
            <text:p>xb</text:p>
          </table:table-cell>
          <table:table-cell office:value-type="string">
            <text:p>yb</text:p>
          </table:table-cell>
          <table:table-cell office:value-type="string">
            <text:p>xc</text:p>
          </table:table-cell>
          <table:table-cell office:value-type="string">
            <text:p>yc</text:p>
          </table:table-cell>
          <table:table-cell table:number-columns-repeated="2"/>
          <table:table-cell>
            <draw:frame table:end-cell-address="Hoja1.S21" table:end-x="1.595cm" table:end-y="0.391cm" draw:z-index="0" draw:style-name="gr1" svg:width="15.999cm" svg:height="8.999cm" svg:x="1.403cm" svg:y="0.389cm">
              <draw:object draw:notify-on-update-of-ranges="Hoja1.C7:Hoja1.C11 Hoja1.A2:Hoja1.A2 Hoja1.B2:Hoja1.B6 Hoja1.A7:Hoja1.A7 Hoja1.B7:Hoja1.B11 Hoja1.A12:Hoja1.A12 Hoja1.B12:Hoja1.B16 Hoja1.A17:Hoja1.A17 Hoja1.B17:Hoja1.B21 Hoja1.A22:Hoja1.A22 Hoja1.B22:Hoja1.B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3.028">
            <text:p>3,0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0.518">
            <text:p>10,5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5.161">
            <text:p>5,16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2.392">
            <text:p>12,39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float" office:value="16.982">
            <text:p>16,98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8.885">
            <text:p>8,88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12.219">
            <text:p>12,2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4.455">
            <text:p>4,45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44.084">
            <text:p>44,08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float" office:value="91.916">
            <text:p>91,9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3.16">
            <text:p>3,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8.486">
            <text:p>8,4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6.463">
            <text:p>6,46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12.384">
            <text:p>12,38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float" office:value="20.288">
            <text:p>20,28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8.063">
            <text:p>8,06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3.414">
            <text:p>13,4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4.456">
            <text:p>4,4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44.994">
            <text:p>44,99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float" office:value="100.155">
            <text:p>100,15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4.316">
            <text:p>4,3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9.185">
            <text:p>9,1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>
            <draw:frame table:end-cell-address="Hoja1.S43" table:end-x="1.656cm" table:end-y="0.427cm" draw:z-index="1" draw:style-name="gr1" svg:width="15.999cm" svg:height="8.999cm" svg:x="1.464cm" svg:y="0.425cm">
              <draw:object draw:notify-on-update-of-ranges="Hoja1.C7:Hoja1.C11 Hoja1.A27:Hoja1.A27 Hoja1.B27:Hoja1.B31 Hoja1.A32:Hoja1.A32 Hoja1.B32:Hoja1.B36 Hoja1.A37:Hoja1.A37 Hoja1.B37:Hoja1.B41 Hoja1.A42:Hoja1.A42 Hoja1.B42:Hoja1.B46 Hoja1.A47:Hoja1.A47 Hoja1.B47:Hoja1.B5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>
            <draw:frame table:end-cell-address="Hoja1.AA43" table:end-x="1.05cm" table:end-y="0.294cm" draw:z-index="3" draw:style-name="gr1" svg:width="15.999cm" svg:height="8.999cm" svg:x="0.858cm" svg:y="0.292cm">
              <draw:object draw:notify-on-update-of-ranges="Hoja1.C7:Hoja1.C11 Hoja1.A2:Hoja1.A2 Hoja1.B2:Hoja1.B6 Hoja1.A42:Hoja1.A42 Hoja1.B42:Hoja1.B46 Hoja1.A52:Hoja1.A52 Hoja1.B52:Hoja1.B5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7.196">
            <text:p>7,19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12.854">
            <text:p>12,85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float" office:value="36.378">
            <text:p>36,37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4.362">
            <text:p>4,36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10.201">
            <text:p>10,2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6.773">
            <text:p>6,77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14.251">
            <text:p>14,25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6">
            <text:p>6</text:p>
          </table:table-cell>
          <table:table-cell table:style-name="Default" office:value-type="float" office:value="31.588">
            <text:p>31,58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3.042">
            <text:p>3,04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10.705">
            <text:p>10,7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5.132">
            <text:p>5,13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12.371">
            <text:p>12,37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float" office:value="16.957">
            <text:p>16,95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6.089">
            <text:p>6,08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6.618">
            <text:p>6,6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3.804">
            <text:p>3,80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11.187">
            <text:p>11,18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float" office:value="29.384">
            <text:p>29,38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3.841">
            <text:p>3,84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9.413">
            <text:p>9,4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5.116">
            <text:p>5,11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>
            <draw:frame table:end-cell-address="Hoja1.S64" table:end-x="1.628cm" table:end-y="0.401cm" draw:z-index="2" draw:style-name="gr1" svg:width="15.999cm" svg:height="8.999cm" svg:x="1.436cm" svg:y="0.399cm">
              <draw:object draw:notify-on-update-of-ranges="Hoja1.C7:Hoja1.C11 Hoja1.A52:Hoja1.A52 Hoja1.B52:Hoja1.B56 Hoja1.A57:Hoja1.A57 Hoja1.B57:Hoja1.B61 Hoja1.A62:Hoja1.A62 Hoja1.B62:Hoja1.B6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13.325">
            <text:p>13,32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9">
            <text:p>9</text:p>
          </table:table-cell>
          <table:table-cell table:style-name="Default" office:value-type="float" office:value="16.672">
            <text:p>16,67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3.637">
            <text:p>3,63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9.509">
            <text:p>9,5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5.526">
            <text:p>5,52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12.392">
            <text:p>12,39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0">
            <text:p>10</text:p>
          </table:table-cell>
          <table:table-cell table:style-name="Default" office:value-type="float" office:value="16.675">
            <text:p>16,67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3.719">
            <text:p>3,71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9.354">
            <text:p>9,3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6.053">
            <text:p>6,05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12.279">
            <text:p>12,27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1">
            <text:p>11</text:p>
          </table:table-cell>
          <table:table-cell table:style-name="Default" office:value-type="float" office:value="16.644">
            <text:p>16,64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3.067">
            <text:p>3,06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9.654">
            <text:p>9,6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6.374">
            <text:p>6,37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12.328">
            <text:p>12,32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2">
            <text:p>12</text:p>
          </table:table-cell>
          <table:table-cell table:style-name="Default" office:value-type="float" office:value="16.819">
            <text:p>16,8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4.998">
            <text:p>4,99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  <table:table-cell office:value-type="float" office:value="0">
            <text:p>0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5.865">
            <text:p>5,8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3.997">
            <text:p>3,99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">
            <text:p>4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11.982">
            <text:p>11,98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1">
          <table:table-cell office:value-type="float" office:value="13">
            <text:p>13</text:p>
          </table:table-cell>
          <table:table-cell table:style-name="Default" office:value-type="float" office:value="37.755">
            <text:p>37,75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11"/>
        </table:table-row>
        <table:table-row table:style-name="ro1" table:number-rows-repeated="1048509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Hoja2" table:style-name="ta1" table:print="false">
        <table:table-column table:style-name="co6" table:number-columns-repeated="7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3.028">
            <text:p>3,028</text:p>
          </table:table-cell>
          <table:table-cell office:value-type="float" office:value="9">
            <text:p>9</text:p>
          </table:table-cell>
          <table:table-cell office:value-type="float" office:value="3.841">
            <text:p>3,841</text:p>
          </table:table-cell>
          <table:table-cell office:value-type="float" office:value="11">
            <text:p>11</text:p>
          </table:table-cell>
          <table:table-cell office:value-type="float" office:value="3.719">
            <text:p>3,71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0.518">
            <text:p>10,518</text:p>
          </table:table-cell>
          <table:table-cell office:value-type="float" office:value="9">
            <text:p>9</text:p>
          </table:table-cell>
          <table:table-cell office:value-type="float" office:value="9.413">
            <text:p>9,413</text:p>
          </table:table-cell>
          <table:table-cell office:value-type="float" office:value="11">
            <text:p>11</text:p>
          </table:table-cell>
          <table:table-cell office:value-type="float" office:value="9.354">
            <text:p>9,35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.161">
            <text:p>5,161</text:p>
          </table:table-cell>
          <table:table-cell office:value-type="float" office:value="9">
            <text:p>9</text:p>
          </table:table-cell>
          <table:table-cell office:value-type="float" office:value="5.116">
            <text:p>5,116</text:p>
          </table:table-cell>
          <table:table-cell office:value-type="float" office:value="11">
            <text:p>11</text:p>
          </table:table-cell>
          <table:table-cell office:value-type="float" office:value="6.053">
            <text:p>6,05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2.392">
            <text:p>12,392</text:p>
          </table:table-cell>
          <table:table-cell office:value-type="float" office:value="9">
            <text:p>9</text:p>
          </table:table-cell>
          <table:table-cell office:value-type="float" office:value="13.325">
            <text:p>13,325</text:p>
          </table:table-cell>
          <table:table-cell office:value-type="float" office:value="11">
            <text:p>11</text:p>
          </table:table-cell>
          <table:table-cell office:value-type="float" office:value="12.279">
            <text:p>12,27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6.982">
            <text:p>16,982</text:p>
          </table:table-cell>
          <table:table-cell office:value-type="float" office:value="9">
            <text:p>9</text:p>
          </table:table-cell>
          <table:table-cell office:value-type="float" office:value="16.672">
            <text:p>16,672</text:p>
          </table:table-cell>
          <table:table-cell office:value-type="float" office:value="11">
            <text:p>11</text:p>
          </table:table-cell>
          <table:table-cell office:value-type="float" office:value="16.644">
            <text:p>16,644</text:p>
          </table:table-cell>
        </table:table-row>
        <table:table-row table:style-name="ro1">
          <table:table-cell table:number-columns-repeated="6"/>
          <table:table-cell office:value-type="string">
            <text:p>SI</text:p>
          </table:table-cell>
        </table:table-row>
      </table:table>
      <table:table table:name="Hoja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Hoja1.A1:Hoja1.I66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4/01/2013</text:date>, <text:time>06:34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3-01-03T15:51:37</meta:creation-date>
    <dc:date>2013-01-04T06:34:44</dc:date>
    <dc:creator>Maria Andrea</dc:creator>
    <meta:editing-duration>PT3H18M34S</meta:editing-duration>
    <meta:editing-cycles>8</meta:editing-cycles>
    <meta:generator>LibreOffice/3.3$Linux LibreOffice_project/330m19$Build-401</meta:generator>
    <meta:document-statistic meta:table-count="3" meta:cell-count="62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/>
      <style:graphic-properties svg:stroke-width="0.01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/>
      <style:graphic-properties svg:stroke-width="0.01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67cm" svg:y="0.215cm" chart:style-name="ch2">
          <text:p>Grilla 10</text:p>
        </chart:title>
        <chart:subtitle svg:x="7.316cm" svg:y="0.776cm" chart:style-name="ch3">
          <text:p>usa techo</text:p>
        </chart:subtitle>
        <chart:legend chart:legend-position="end" svg:x="15.005cm" svg:y="3.305cm" chart:style-name="ch4"/>
        <chart:plot-area chart:style-name="ch5" table:cell-range-address="Hoja1.B7:Hoja1.C11 Hoja1.A2:Hoja1.A2 Hoja1.B2:Hoja1.B6 Hoja1.A7:Hoja1.A7 Hoja1.A12:Hoja1.A12 Hoja1.B12:Hoja1.B26 Hoja1.A17:Hoja1.A17 Hoja1.A22:Hoja1.A22" chart:data-source-has-labels="both" svg:x="2.253cm" svg:y="1.286cm" svg:width="12.439cm" svg:height="6.545cm">
          <chartooo:coordinate-region svg:x="3.06cm" svg:y="1.485cm" svg:width="11.538cm" svg:height="5.699cm"/>
          <chart:axis chart:dimension="x" chart:name="primary-x" chart:style-name="ch6">
            <chart:title svg:x="7.132cm" svg:y="8.011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3cm" svg:y="5.898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7:Hoja1.B11" chart:label-cell-address="Hoja1.A7:Hoja1.A7" chart:class="chart:line">
            <chart:data-point chart:repeated="5"/>
          </chart:series>
          <chart:series chart:style-name="ch12" chart:values-cell-range-address="Hoja1.B12:Hoja1.B16" chart:label-cell-address="Hoja1.A12:Hoja1.A12" chart:class="chart:line">
            <chart:data-point chart:repeated="5"/>
          </chart:series>
          <chart:series chart:style-name="ch13" chart:values-cell-range-address="Hoja1.B17:Hoja1.B21" chart:label-cell-address="Hoja1.A17:Hoja1.A17" chart:class="chart:line">
            <chart:data-point chart:repeated="5"/>
          </chart:series>
          <chart:series chart:style-name="ch14" chart:values-cell-range-address="Hoja1.B22:Hoja1.B26" chart:label-cell-address="Hoja1.A22:Hoja1.A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2</text:p>
                <draw:g>
                  <svg:desc>Hoja1.A7:Hoja1.A7</svg:desc>
                </draw:g>
              </table:table-cell>
              <table:table-cell office:value-type="string">
                <text:p>3</text:p>
                <draw:g>
                  <svg:desc>Hoja1.A12:Hoja1.A12</svg:desc>
                </draw:g>
              </table:table-cell>
              <table:table-cell office:value-type="string">
                <text:p>4</text:p>
                <draw:g>
                  <svg:desc>Hoja1.A17:Hoja1.A17</svg:desc>
                </draw:g>
              </table:table-cell>
              <table:table-cell office:value-type="string">
                <text:p>5</text:p>
                <draw:g>
                  <svg:desc>Hoja1.A22:Hoja1.A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028">
                <text:p>3.028</text:p>
                <draw:g>
                  <svg:desc>Hoja1.B2:Hoja1.B6</svg:desc>
                </draw:g>
              </table:table-cell>
              <table:table-cell office:value-type="float" office:value="8.885">
                <text:p>8.885</text:p>
                <draw:g>
                  <svg:desc>Hoja1.B7:Hoja1.B11</svg:desc>
                </draw:g>
              </table:table-cell>
              <table:table-cell office:value-type="float" office:value="3.16">
                <text:p>3.16</text:p>
                <draw:g>
                  <svg:desc>Hoja1.B12:Hoja1.B16</svg:desc>
                </draw:g>
              </table:table-cell>
              <table:table-cell office:value-type="float" office:value="8.063">
                <text:p>8.063</text:p>
                <draw:g>
                  <svg:desc>Hoja1.B17:Hoja1.B21</svg:desc>
                </draw:g>
              </table:table-cell>
              <table:table-cell office:value-type="float" office:value="4.316">
                <text:p>4.316</text:p>
                <draw:g>
                  <svg:desc>Hoja1.B22:Hoja1.B2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18">
                <text:p>10.518</text:p>
              </table:table-cell>
              <table:table-cell office:value-type="float" office:value="12.219">
                <text:p>12.219</text:p>
              </table:table-cell>
              <table:table-cell office:value-type="float" office:value="8.486">
                <text:p>8.486</text:p>
              </table:table-cell>
              <table:table-cell office:value-type="float" office:value="13.414">
                <text:p>13.414</text:p>
              </table:table-cell>
              <table:table-cell office:value-type="float" office:value="9.185">
                <text:p>9.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61">
                <text:p>5.161</text:p>
              </table:table-cell>
              <table:table-cell office:value-type="float" office:value="4.455">
                <text:p>4.455</text:p>
              </table:table-cell>
              <table:table-cell office:value-type="float" office:value="6.463">
                <text:p>6.463</text:p>
              </table:table-cell>
              <table:table-cell office:value-type="float" office:value="4.456">
                <text:p>4.456</text:p>
              </table:table-cell>
              <table:table-cell office:value-type="float" office:value="7.196">
                <text:p>7.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392">
                <text:p>12.392</text:p>
              </table:table-cell>
              <table:table-cell office:value-type="float" office:value="44.084">
                <text:p>44.084</text:p>
              </table:table-cell>
              <table:table-cell office:value-type="float" office:value="12.384">
                <text:p>12.384</text:p>
              </table:table-cell>
              <table:table-cell office:value-type="float" office:value="44.994">
                <text:p>44.994</text:p>
              </table:table-cell>
              <table:table-cell office:value-type="float" office:value="12.854">
                <text:p>12.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982">
                <text:p>16.982</text:p>
              </table:table-cell>
              <table:table-cell office:value-type="float" office:value="91.916">
                <text:p>91.916</text:p>
              </table:table-cell>
              <table:table-cell office:value-type="float" office:value="20.288">
                <text:p>20.288</text:p>
              </table:table-cell>
              <table:table-cell office:value-type="float" office:value="100.155">
                <text:p>100.155</text:p>
              </table:table-cell>
              <table:table-cell office:value-type="float" office:value="36.378">
                <text:p>36.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left" chart:symbol-width="0.1cm" chart:symbol-height="0.1cm"/>
      <style:graphic-properties svg:stroke-width="0.01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1cm" chart:symbol-height="0.1cm"/>
      <style:graphic-properties svg:stroke-width="0.01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1cm" chart:symbol-height="0.1cm"/>
      <style:graphic-properties svg:stroke-width="0.01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cm" chart:symbol-height="0.1cm"/>
      <style:graphic-properties svg:stroke-width="0.01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1cm" chart:symbol-height="0.1cm"/>
      <style:graphic-properties svg:stroke-width="0.01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14cm" svg:y="0.215cm" chart:style-name="ch2">
          <text:p>Grilla 10</text:p>
        </chart:title>
        <chart:subtitle svg:x="7.414cm" svg:y="0.694cm" chart:style-name="ch3">
          <text:p>usa techo</text:p>
        </chart:subtitle>
        <chart:legend chart:legend-position="end" svg:x="14.82cm" svg:y="3.305cm" chart:style-name="ch4"/>
        <chart:plot-area chart:style-name="ch5" table:cell-range-address="Hoja1.C7:Hoja1.C11 Hoja1.A27:Hoja1.A27 Hoja1.B27:Hoja1.B51 Hoja1.A32:Hoja1.A32 Hoja1.A37:Hoja1.A37 Hoja1.A42:Hoja1.A42 Hoja1.A47:Hoja1.A47" chart:data-source-has-labels="both" svg:x="2.442cm" svg:y="1.277cm" svg:width="11.807cm" svg:height="6.559cm">
          <chartooo:coordinate-region svg:x="3.063cm" svg:y="1.477cm" svg:width="11.092cm" svg:height="5.712cm"/>
          <chart:axis chart:dimension="x" chart:name="primary-x" chart:style-name="ch6">
            <chart:title svg:x="7.005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62cm" svg:y="5.896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7:Hoja1.B31" chart:label-cell-address="Hoja1.A27:Hoja1.A27" chart:class="chart:line">
            <chart:data-point chart:repeated="5"/>
          </chart:series>
          <chart:series chart:style-name="ch11" chart:values-cell-range-address="Hoja1.B32:Hoja1.B36" chart:label-cell-address="Hoja1.A32:Hoja1.A32" chart:class="chart:line">
            <chart:data-point chart:repeated="5"/>
          </chart:series>
          <chart:series chart:style-name="ch12" chart:values-cell-range-address="Hoja1.B37:Hoja1.B41" chart:label-cell-address="Hoja1.A37:Hoja1.A37" chart:class="chart:line">
            <chart:data-point chart:repeated="5"/>
          </chart:series>
          <chart:series chart:style-name="ch13" chart:values-cell-range-address="Hoja1.B42:Hoja1.B46" chart:label-cell-address="Hoja1.A42:Hoja1.A42" chart:class="chart:line">
            <chart:data-point chart:repeated="5"/>
          </chart:series>
          <chart:series chart:style-name="ch14" chart:values-cell-range-address="Hoja1.B47:Hoja1.B51" chart:label-cell-address="Hoja1.A47:Hoja1.A4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</text:p>
                <draw:g>
                  <svg:desc>Hoja1.A27:Hoja1.A27</svg:desc>
                </draw:g>
              </table:table-cell>
              <table:table-cell office:value-type="string">
                <text:p>7</text:p>
                <draw:g>
                  <svg:desc>Hoja1.A32:Hoja1.A32</svg:desc>
                </draw:g>
              </table:table-cell>
              <table:table-cell office:value-type="string">
                <text:p>8</text:p>
                <draw:g>
                  <svg:desc>Hoja1.A37:Hoja1.A37</svg:desc>
                </draw:g>
              </table:table-cell>
              <table:table-cell office:value-type="string">
                <text:p>9</text:p>
                <draw:g>
                  <svg:desc>Hoja1.A42:Hoja1.A42</svg:desc>
                </draw:g>
              </table:table-cell>
              <table:table-cell office:value-type="string">
                <text:p>10</text:p>
                <draw:g>
                  <svg:desc>Hoja1.A47:Hoja1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4.362">
                <text:p>4.362</text:p>
                <draw:g>
                  <svg:desc>Hoja1.B27:Hoja1.B31</svg:desc>
                </draw:g>
              </table:table-cell>
              <table:table-cell office:value-type="float" office:value="3.042">
                <text:p>3.042</text:p>
                <draw:g>
                  <svg:desc>Hoja1.B32:Hoja1.B36</svg:desc>
                </draw:g>
              </table:table-cell>
              <table:table-cell office:value-type="float" office:value="6.089">
                <text:p>6.089</text:p>
                <draw:g>
                  <svg:desc>Hoja1.B37:Hoja1.B41</svg:desc>
                </draw:g>
              </table:table-cell>
              <table:table-cell office:value-type="float" office:value="3.841">
                <text:p>3.841</text:p>
                <draw:g>
                  <svg:desc>Hoja1.B42:Hoja1.B46</svg:desc>
                </draw:g>
              </table:table-cell>
              <table:table-cell office:value-type="float" office:value="3.637">
                <text:p>3.637</text:p>
                <draw:g>
                  <svg:desc>Hoja1.B47:Hoja1.B51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01">
                <text:p>10.201</text:p>
              </table:table-cell>
              <table:table-cell office:value-type="float" office:value="10.705">
                <text:p>10.705</text:p>
              </table:table-cell>
              <table:table-cell office:value-type="float" office:value="6.618">
                <text:p>6.618</text:p>
              </table:table-cell>
              <table:table-cell office:value-type="float" office:value="9.413">
                <text:p>9.413</text:p>
              </table:table-cell>
              <table:table-cell office:value-type="float" office:value="9.509">
                <text:p>9.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73">
                <text:p>6.773</text:p>
              </table:table-cell>
              <table:table-cell office:value-type="float" office:value="5.132">
                <text:p>5.132</text:p>
              </table:table-cell>
              <table:table-cell office:value-type="float" office:value="3.804">
                <text:p>3.804</text:p>
              </table:table-cell>
              <table:table-cell office:value-type="float" office:value="5.116">
                <text:p>5.116</text:p>
              </table:table-cell>
              <table:table-cell office:value-type="float" office:value="5.526">
                <text:p>5.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251">
                <text:p>14.251</text:p>
              </table:table-cell>
              <table:table-cell office:value-type="float" office:value="12.371">
                <text:p>12.371</text:p>
              </table:table-cell>
              <table:table-cell office:value-type="float" office:value="11.187">
                <text:p>11.187</text:p>
              </table:table-cell>
              <table:table-cell office:value-type="float" office:value="13.325">
                <text:p>13.325</text:p>
              </table:table-cell>
              <table:table-cell office:value-type="float" office:value="12.392">
                <text:p>12.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.588">
                <text:p>31.588</text:p>
              </table:table-cell>
              <table:table-cell office:value-type="float" office:value="16.957">
                <text:p>16.957</text:p>
              </table:table-cell>
              <table:table-cell office:value-type="float" office:value="29.384">
                <text:p>29.384</text:p>
              </table:table-cell>
              <table:table-cell office:value-type="float" office:value="16.672">
                <text:p>16.672</text:p>
              </table:table-cell>
              <table:table-cell office:value-type="float" office:value="16.675">
                <text:p>16.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1cm" chart:symbol-height="0.1cm"/>
      <style:graphic-properties svg:stroke-width="0.01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1cm" chart:symbol-height="0.1cm"/>
      <style:graphic-properties svg:stroke-width="0.01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248cm" svg:y="0.215cm" chart:style-name="ch2">
          <text:p>Grilla 10</text:p>
        </chart:title>
        <chart:subtitle svg:x="7.316cm" svg:y="0.798cm" chart:style-name="ch3">
          <text:p>usa techo</text:p>
        </chart:subtitle>
        <chart:legend chart:legend-position="end" svg:x="14.82cm" svg:y="3.755cm" chart:style-name="ch4"/>
        <chart:plot-area chart:style-name="ch5" table:cell-range-address="Hoja1.C7:Hoja1.C11 Hoja1.A52:Hoja1.A52 Hoja1.B52:Hoja1.B66 Hoja1.A57:Hoja1.A57 Hoja1.A62:Hoja1.A62" chart:data-source-has-labels="both" svg:x="2.443cm" svg:y="1.383cm" svg:width="12.25cm" svg:height="6.453cm">
          <chartooo:coordinate-region svg:x="3.064cm" svg:y="1.583cm" svg:width="11.535cm" svg:height="5.606cm"/>
          <chart:axis chart:dimension="x" chart:name="primary-x" chart:style-name="ch6">
            <chart:title svg:x="7.228cm" svg:y="8.016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563cm" svg:y="5.949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52:Hoja1.B56" chart:label-cell-address="Hoja1.A52:Hoja1.A52" chart:class="chart:line">
            <chart:data-point chart:repeated="5"/>
          </chart:series>
          <chart:series chart:style-name="ch11" chart:values-cell-range-address="Hoja1.B57:Hoja1.B61" chart:label-cell-address="Hoja1.A57:Hoja1.A57" chart:class="chart:line">
            <chart:data-point chart:repeated="5"/>
          </chart:series>
          <chart:series chart:style-name="ch12" chart:values-cell-range-address="Hoja1.B62:Hoja1.B66" chart:label-cell-address="Hoja1.A62:Hoja1.A6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  <table:table-cell office:value-type="string">
                <text:p>12</text:p>
                <draw:g>
                  <svg:desc>Hoja1.A57:Hoja1.A57</svg:desc>
                </draw:g>
              </table:table-cell>
              <table:table-cell office:value-type="string">
                <text:p>13</text:p>
                <draw:g>
                  <svg:desc>Hoja1.A62:Hoja1.A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719">
                <text:p>3.719</text:p>
                <draw:g>
                  <svg:desc>Hoja1.B52:Hoja1.B56</svg:desc>
                </draw:g>
              </table:table-cell>
              <table:table-cell office:value-type="float" office:value="3.067">
                <text:p>3.067</text:p>
                <draw:g>
                  <svg:desc>Hoja1.B57:Hoja1.B61</svg:desc>
                </draw:g>
              </table:table-cell>
              <table:table-cell office:value-type="float" office:value="4.998">
                <text:p>4.998</text:p>
                <draw:g>
                  <svg:desc>Hoja1.B62:Hoja1.B6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354">
                <text:p>9.354</text:p>
              </table:table-cell>
              <table:table-cell office:value-type="float" office:value="9.654">
                <text:p>9.654</text:p>
              </table:table-cell>
              <table:table-cell office:value-type="float" office:value="5.865">
                <text:p>5.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053">
                <text:p>6.053</text:p>
              </table:table-cell>
              <table:table-cell office:value-type="float" office:value="6.374">
                <text:p>6.374</text:p>
              </table:table-cell>
              <table:table-cell office:value-type="float" office:value="3.997">
                <text:p>3.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279">
                <text:p>12.279</text:p>
              </table:table-cell>
              <table:table-cell office:value-type="float" office:value="12.328">
                <text:p>12.328</text:p>
              </table:table-cell>
              <table:table-cell office:value-type="float" office:value="11.982">
                <text:p>11.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644">
                <text:p>16.644</text:p>
              </table:table-cell>
              <table:table-cell office:value-type="float" office:value="16.819">
                <text:p>16.819</text:p>
              </table:table-cell>
              <table:table-cell office:value-type="float" office:value="37.755">
                <text:p>37.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style:font-size-asian="13pt" style:font-size-complex="13pt"/>
    </style:style>
    <style:style style:name="ch3" style:family="chart">
      <style:text-properties fo:font-size="8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width="0.01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1cm" chart:symbol-height="0.1cm"/>
      <style:graphic-properties svg:stroke-width="0.01cm" svg:stroke-color="#c5000b" draw:fill-color="#c5000b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32cm" svg:y="0.215cm" chart:style-name="ch2">
          <text:p>Grilla 10</text:p>
        </chart:title>
        <chart:subtitle svg:x="7.316cm" svg:y="0.776cm" chart:style-name="ch3">
          <text:p>usa techo</text:p>
        </chart:subtitle>
        <chart:legend chart:legend-position="end" svg:x="14.82cm" svg:y="3.755cm" chart:style-name="ch4"/>
        <chart:plot-area chart:style-name="ch5" table:cell-range-address="Hoja1.C7:Hoja1.C11 Hoja1.A2:Hoja1.A2 Hoja1.B2:Hoja1.B6 Hoja1.A42:Hoja1.A42 Hoja1.B42:Hoja1.B46 Hoja1.A52:Hoja1.A52 Hoja1.B52:Hoja1.B56" chart:data-source-has-labels="both" svg:x="2.254cm" svg:y="1.304cm" svg:width="12.381cm" svg:height="6.531cm">
          <chartooo:coordinate-region svg:x="2.875cm" svg:y="1.503cm" svg:width="11.666cm" svg:height="5.685cm"/>
          <chart:axis chart:dimension="x" chart:name="primary-x" chart:style-name="ch6">
            <chart:title svg:x="7.104cm" svg:y="8.015cm" chart:style-name="ch7">
              <text:p>Número ciudades</text:p>
            </chart:title>
            <chart:categories table:cell-range-address="Hoja1.C7:Hoja1.C11"/>
          </chart:axis>
          <chart:axis chart:dimension="y" chart:name="primary-y" chart:style-name="ch6">
            <chart:title svg:x="1.374cm" svg:y="5.909cm" chart:style-name="ch8">
              <text:p>Tiempo ejecución</text:p>
            </chart:title>
            <chart:grid chart:style-name="ch9" chart:class="major"/>
          </chart:axis>
          <chart:series chart:style-name="ch10" chart:values-cell-range-address="Hoja1.B2:Hoja1.B6" chart:label-cell-address="Hoja1.A2:Hoja1.A2" chart:class="chart:line">
            <chart:data-point chart:repeated="5"/>
          </chart:series>
          <chart:series chart:style-name="ch11" chart:values-cell-range-address="Hoja1.B42:Hoja1.B46" chart:label-cell-address="Hoja1.A42:Hoja1.A42" chart:class="chart:line">
            <chart:data-point chart:repeated="5"/>
          </chart:series>
          <chart:series chart:style-name="ch12" chart:values-cell-range-address="Hoja1.B52:Hoja1.B56" chart:label-cell-address="Hoja1.A52:Hoja1.A5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A2:Hoja1.A2</svg:desc>
                </draw:g>
              </table:table-cell>
              <table:table-cell office:value-type="string">
                <text:p>9</text:p>
                <draw:g>
                  <svg:desc>Hoja1.A42:Hoja1.A42</svg:desc>
                </draw:g>
              </table:table-cell>
              <table:table-cell office:value-type="string">
                <text:p>11</text:p>
                <draw:g>
                  <svg:desc>Hoja1.A52:Hoja1.A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</text:p>
                <draw:g>
                  <svg:desc>Hoja1.C7:Hoja1.C11</svg:desc>
                </draw:g>
              </table:table-cell>
              <table:table-cell office:value-type="float" office:value="3.028">
                <text:p>3.028</text:p>
                <draw:g>
                  <svg:desc>Hoja1.B2:Hoja1.B6</svg:desc>
                </draw:g>
              </table:table-cell>
              <table:table-cell office:value-type="float" office:value="3.841">
                <text:p>3.841</text:p>
                <draw:g>
                  <svg:desc>Hoja1.B42:Hoja1.B46</svg:desc>
                </draw:g>
              </table:table-cell>
              <table:table-cell office:value-type="float" office:value="3.719">
                <text:p>3.719</text:p>
                <draw:g>
                  <svg:desc>Hoja1.B52:Hoja1.B56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518">
                <text:p>10.518</text:p>
              </table:table-cell>
              <table:table-cell office:value-type="float" office:value="9.413">
                <text:p>9.413</text:p>
              </table:table-cell>
              <table:table-cell office:value-type="float" office:value="9.354">
                <text:p>9.3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161">
                <text:p>5.161</text:p>
              </table:table-cell>
              <table:table-cell office:value-type="float" office:value="5.116">
                <text:p>5.116</text:p>
              </table:table-cell>
              <table:table-cell office:value-type="float" office:value="6.053">
                <text:p>6.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392">
                <text:p>12.392</text:p>
              </table:table-cell>
              <table:table-cell office:value-type="float" office:value="13.325">
                <text:p>13.325</text:p>
              </table:table-cell>
              <table:table-cell office:value-type="float" office:value="12.279">
                <text:p>12.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982">
                <text:p>16.982</text:p>
              </table:table-cell>
              <table:table-cell office:value-type="float" office:value="16.672">
                <text:p>16.672</text:p>
              </table:table-cell>
              <table:table-cell office:value-type="float" office:value="16.644">
                <text:p>16.6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